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Nimbus Mono PS" svg:font-family="'Nimbus Mono PS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6896in" style:rel-column-width="3873*"/>
    </style:style>
    <style:style style:name="Table2.B" style:family="table-column">
      <style:table-column-properties style:column-width="4.0035in" style:rel-column-width="5765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text-properties style:font-name="FreeSans" fo:font-weight="bold" officeooo:rsid="0006ee36" officeooo:paragraph-rsid="0006ee36" style:font-weight-asian="bold" style:font-weight-complex="bold"/>
    </style:style>
    <style:style style:name="P2" style:family="paragraph" style:parent-style-name="Standard">
      <style:text-properties style:font-name="FreeSans" style:text-underline-style="solid" style:text-underline-width="auto" style:text-underline-color="font-color" fo:font-weight="bold" officeooo:rsid="000a38d3" officeooo:paragraph-rsid="000a38d3" style:font-weight-asian="bold" style:font-weight-complex="bold"/>
    </style:style>
    <style:style style:name="P3" style:family="paragraph" style:parent-style-name="Standard">
      <style:text-properties style:font-name="FreeSans" fo:font-size="12pt" style:text-underline-style="none" fo:font-weight="normal" officeooo:rsid="000ec4ed" officeooo:paragraph-rsid="002fa98d" style:font-size-asian="12pt" style:font-weight-asian="normal" style:font-size-complex="12pt" style:font-weight-complex="normal"/>
    </style:style>
    <style:style style:name="P4" style:family="paragraph" style:parent-style-name="Standard">
      <style:text-properties officeooo:paragraph-rsid="00173940"/>
    </style:style>
    <style:style style:name="P5" style:family="paragraph" style:parent-style-name="Table_20_Contents">
      <style:text-properties style:font-name="FreeSans" fo:font-size="12pt" fo:font-weight="bold" officeooo:rsid="00173940" officeooo:paragraph-rsid="00173940" style:font-size-asian="12pt" style:font-weight-asian="bold" style:font-size-complex="12pt" style:font-weight-complex="bold"/>
    </style:style>
    <style:style style:name="P6" style:family="paragraph" style:parent-style-name="Table_20_Contents">
      <style:text-properties style:font-name="FreeSans" fo:font-size="12pt" officeooo:rsid="001c1882" officeooo:paragraph-rsid="001c1882" style:font-size-asian="12pt" style:font-size-complex="12pt"/>
    </style:style>
    <style:style style:name="P7" style:family="paragraph" style:parent-style-name="Table_20_Contents">
      <style:text-properties style:font-name="FreeSans" fo:font-size="12pt" officeooo:rsid="001c1882" officeooo:paragraph-rsid="0024ec6c" style:font-size-asian="12pt" style:font-size-complex="12pt"/>
    </style:style>
    <style:style style:name="P8" style:family="paragraph" style:parent-style-name="Table_20_Contents">
      <style:text-properties style:font-name="FreeSans" fo:font-size="12pt" officeooo:rsid="001f9e38" officeooo:paragraph-rsid="001f9e38" style:font-size-asian="12pt" style:font-size-complex="12pt"/>
    </style:style>
    <style:style style:name="P9" style:family="paragraph" style:parent-style-name="Table_20_Contents">
      <style:text-properties style:font-name="FreeSans" fo:font-size="12pt" officeooo:rsid="001fc809" officeooo:paragraph-rsid="001fc809" style:font-size-asian="12pt" style:font-size-complex="12pt"/>
    </style:style>
    <style:style style:name="P10" style:family="paragraph" style:parent-style-name="Table_20_Contents">
      <style:text-properties style:font-name="FreeSans" fo:font-size="12pt" officeooo:rsid="00206025" officeooo:paragraph-rsid="00206025" style:font-size-asian="12pt" style:font-size-complex="12pt"/>
    </style:style>
    <style:style style:name="P11" style:family="paragraph" style:parent-style-name="Table_20_Contents">
      <style:text-properties style:font-name="FreeSans" fo:font-size="12pt" officeooo:rsid="00227b6c" officeooo:paragraph-rsid="00227b6c" style:font-size-asian="12pt" style:font-size-complex="12pt"/>
    </style:style>
    <style:style style:name="P12" style:family="paragraph" style:parent-style-name="Table_20_Contents">
      <style:text-properties style:font-name="FreeSans" fo:font-size="12pt" officeooo:rsid="0028269c" officeooo:paragraph-rsid="0028269c" style:font-size-asian="12pt" style:font-size-complex="12pt"/>
    </style:style>
    <style:style style:name="P13" style:family="paragraph" style:parent-style-name="Table_20_Contents">
      <style:text-properties style:font-name="FreeSans" fo:font-size="12pt" officeooo:rsid="0029f55d" officeooo:paragraph-rsid="0029f55d" style:font-size-asian="12pt" style:font-size-complex="12pt"/>
    </style:style>
    <style:style style:name="P14" style:family="paragraph" style:parent-style-name="Table_20_Contents">
      <style:text-properties style:font-name="FreeSans" officeooo:rsid="002be3c9" officeooo:paragraph-rsid="002be3c9"/>
    </style:style>
    <style:style style:name="P15" style:family="paragraph" style:parent-style-name="Table_20_Contents">
      <style:text-properties style:font-name="FreeSans" officeooo:rsid="002fc9d2" officeooo:paragraph-rsid="002fc9d2"/>
    </style:style>
    <style:style style:name="P16" style:family="paragraph" style:parent-style-name="Table_20_Contents">
      <style:text-properties style:font-name="FreeSans" fo:font-weight="bold" officeooo:rsid="0039b487" officeooo:paragraph-rsid="0039b487" style:font-weight-asian="bold" style:font-weight-complex="bold"/>
    </style:style>
    <style:style style:name="P17" style:family="paragraph" style:parent-style-name="Table_20_Contents">
      <style:text-properties officeooo:paragraph-rsid="00227b6c"/>
    </style:style>
    <style:style style:name="P18" style:family="paragraph" style:parent-style-name="Table_20_Contents">
      <style:text-properties officeooo:paragraph-rsid="00228c90"/>
    </style:style>
    <style:style style:name="P19" style:family="paragraph" style:parent-style-name="Table_20_Contents">
      <style:text-properties officeooo:paragraph-rsid="001c1882"/>
    </style:style>
    <style:style style:name="P20" style:family="paragraph" style:parent-style-name="Table_20_Contents">
      <style:text-properties officeooo:paragraph-rsid="0029bc5e"/>
    </style:style>
    <style:style style:name="P21" style:family="paragraph" style:parent-style-name="Table_20_Contents">
      <style:text-properties officeooo:paragraph-rsid="002abb4d"/>
    </style:style>
    <style:style style:name="P22" style:family="paragraph" style:parent-style-name="Standard">
      <style:text-properties style:font-name="FreeSans" fo:font-weight="normal" officeooo:rsid="0006ee36" officeooo:paragraph-rsid="0006ee36" style:font-weight-asian="normal" style:font-weight-complex="normal"/>
    </style:style>
    <style:style style:name="P23" style:family="paragraph" style:parent-style-name="Standard">
      <style:text-properties style:font-name="FreeSans" style:text-underline-style="solid" style:text-underline-width="auto" style:text-underline-color="font-color" fo:font-weight="normal" officeooo:rsid="0006ee36" officeooo:paragraph-rsid="0006ee36" style:font-weight-asian="normal" style:font-weight-complex="normal"/>
    </style:style>
    <style:style style:name="P24" style:family="paragraph" style:parent-style-name="Standard">
      <style:text-properties style:font-name="FreeSans" style:text-underline-style="solid" style:text-underline-width="auto" style:text-underline-color="font-color" fo:font-weight="normal" officeooo:rsid="000d040e" officeooo:paragraph-rsid="000d040e" style:font-weight-asian="normal" style:font-weight-complex="normal"/>
    </style:style>
    <style:style style:name="P25" style:family="paragraph" style:parent-style-name="Standard">
      <style:text-properties style:font-name="FreeSans" style:text-underline-style="solid" style:text-underline-width="auto" style:text-underline-color="font-color" fo:font-weight="bold" officeooo:rsid="0007a3e8" officeooo:paragraph-rsid="0007a3e8" style:font-weight-asian="bold" style:font-weight-complex="bold"/>
    </style:style>
    <style:style style:name="P26" style:family="paragraph" style:parent-style-name="Standard">
      <style:text-properties style:font-name="FreeSans" style:text-underline-style="none" fo:font-weight="normal" officeooo:rsid="0006ee36" officeooo:paragraph-rsid="0006ee36" style:font-weight-asian="normal" style:font-weight-complex="normal"/>
    </style:style>
    <style:style style:name="P27" style:family="paragraph" style:parent-style-name="Standard">
      <style:text-properties style:font-name="FreeSans" style:text-underline-style="none" fo:font-weight="normal" officeooo:rsid="00088319" officeooo:paragraph-rsid="0007a3e8" style:font-weight-asian="normal" style:font-weight-complex="normal"/>
    </style:style>
    <style:style style:name="P28" style:family="paragraph" style:parent-style-name="Standard">
      <style:text-properties style:font-name="FreeSans" style:text-underline-style="none" fo:font-weight="normal" officeooo:rsid="000a38d3" officeooo:paragraph-rsid="000a38d3" style:font-weight-asian="normal" style:font-weight-complex="normal"/>
    </style:style>
    <style:style style:name="P29" style:family="paragraph" style:parent-style-name="Standard">
      <style:text-properties style:font-name="FreeSans" style:text-underline-style="none" fo:font-weight="normal" officeooo:rsid="000d040e" officeooo:paragraph-rsid="000d040e" style:font-weight-asian="normal" style:font-weight-complex="normal"/>
    </style:style>
    <style:style style:name="P30" style:family="paragraph" style:parent-style-name="Standard">
      <style:text-properties style:font-name="FreeSans" fo:font-size="10pt" style:text-underline-style="none" fo:font-weight="normal" officeooo:rsid="000dab62" officeooo:paragraph-rsid="000dab62" style:font-size-asian="8.75pt" style:font-weight-asian="normal" style:font-size-complex="10pt" style:font-weight-complex="normal"/>
    </style:style>
    <style:style style:name="P31" style:family="paragraph" style:parent-style-name="Standard">
      <style:text-properties style:font-name="FreeSans" fo:font-size="10pt" style:text-underline-style="none" fo:font-weight="normal" officeooo:rsid="00117fc8" officeooo:paragraph-rsid="00117fc8" style:font-size-asian="8.75pt" style:font-weight-asian="normal" style:font-size-complex="10pt" style:font-weight-complex="normal"/>
    </style:style>
    <style:style style:name="P32" style:family="paragraph" style:parent-style-name="Standard">
      <style:text-properties style:font-name="FreeSans" fo:font-size="10pt" style:text-underline-style="solid" style:text-underline-width="auto" style:text-underline-color="font-color" fo:font-weight="bold" officeooo:rsid="00146456" officeooo:paragraph-rsid="00146456" style:font-size-asian="8.75pt" style:font-weight-asian="bold" style:font-size-complex="10pt" style:font-weight-complex="bold"/>
    </style:style>
    <style:style style:name="P33" style:family="paragraph" style:parent-style-name="Standard">
      <style:text-properties style:font-name="FreeSans" fo:font-size="12pt" style:text-underline-style="none" fo:font-weight="normal" officeooo:rsid="00117fc8" officeooo:paragraph-rsid="00117fc8" style:font-size-asian="10.5pt" style:font-weight-asian="normal" style:font-size-complex="12pt" style:font-weight-complex="normal"/>
    </style:style>
    <style:style style:name="P34" style:family="paragraph" style:parent-style-name="Standard">
      <style:text-properties style:font-name="FreeSans" fo:font-size="12pt" style:text-underline-style="none" fo:font-weight="normal" officeooo:rsid="00173940" officeooo:paragraph-rsid="00173940" style:font-size-asian="10.5pt" style:font-weight-asian="normal" style:font-size-complex="12pt" style:font-weight-complex="normal"/>
    </style:style>
    <style:style style:name="P35" style:family="paragraph" style:parent-style-name="Standard">
      <style:text-properties style:font-name="FreeSans" fo:font-size="12pt" style:text-underline-style="none" fo:font-weight="normal" officeooo:rsid="00146456" officeooo:paragraph-rsid="00146456" style:font-size-asian="10.5pt" style:font-weight-asian="normal" style:font-size-complex="12pt" style:font-weight-complex="normal"/>
    </style:style>
    <style:style style:name="P36" style:family="paragraph" style:parent-style-name="Standard">
      <style:text-properties style:font-name="FreeSans" fo:font-size="12pt" style:text-underline-style="none" fo:font-weight="normal" officeooo:rsid="0039b487" officeooo:paragraph-rsid="0039b487" style:font-size-asian="10.5pt" style:font-weight-asian="normal" style:font-size-complex="12pt" style:font-weight-complex="normal"/>
    </style:style>
    <style:style style:name="P37" style:family="paragraph" style:parent-style-name="Standard">
      <style:text-properties style:font-name="FreeSans" fo:font-size="12pt" style:text-underline-style="none" fo:font-weight="normal" officeooo:rsid="003851d1" officeooo:paragraph-rsid="00146456" style:font-size-asian="10.5pt" style:font-weight-asian="normal" style:font-size-complex="12pt" style:font-weight-complex="normal"/>
    </style:style>
    <style:style style:name="P38" style:family="paragraph" style:parent-style-name="Standard">
      <style:text-properties style:font-name="FreeSans" fo:font-size="12pt" style:text-underline-style="solid" style:text-underline-width="auto" style:text-underline-color="font-color" fo:font-weight="normal" officeooo:rsid="0059e16a" officeooo:paragraph-rsid="0059e16a" style:font-size-asian="10.5pt" style:font-weight-asian="normal" style:font-size-complex="12pt" style:font-weight-complex="normal"/>
    </style:style>
    <style:style style:name="P39" style:family="paragraph" style:parent-style-name="Standard">
      <style:text-properties style:font-name="Nimbus Mono PS" fo:font-size="10pt" style:text-underline-style="none" fo:font-weight="normal" officeooo:rsid="000dab62" officeooo:paragraph-rsid="000dab62" style:font-size-asian="8.75pt" style:font-weight-asian="normal" style:font-size-complex="10pt" style:font-weight-complex="normal"/>
    </style:style>
    <style:style style:name="P40" style:family="paragraph" style:parent-style-name="Standard">
      <style:text-properties style:font-name="Nimbus Mono PS" fo:font-size="10pt" style:text-underline-style="none" fo:font-weight="normal" officeooo:rsid="000f28d4" officeooo:paragraph-rsid="000f28d4" style:font-size-asian="8.75pt" style:font-weight-asian="normal" style:font-size-complex="10pt" style:font-weight-complex="normal"/>
    </style:style>
    <style:style style:name="P41" style:family="paragraph" style:parent-style-name="Standard">
      <style:text-properties style:font-name="Nimbus Mono PS" fo:font-size="10pt" style:text-underline-style="none" fo:font-weight="normal" officeooo:rsid="000ec4ed" officeooo:paragraph-rsid="000ec4ed" style:font-size-asian="8.75pt" style:font-weight-asian="normal" style:font-size-complex="10pt" style:font-weight-complex="normal"/>
    </style:style>
    <style:style style:name="P42" style:family="paragraph" style:parent-style-name="Standard">
      <style:text-properties officeooo:paragraph-rsid="000dab62"/>
    </style:style>
    <style:style style:name="P43" style:family="paragraph" style:parent-style-name="Standard">
      <style:text-properties style:text-underline-style="solid" style:text-underline-width="auto" style:text-underline-color="font-color" officeooo:rsid="0039b487" officeooo:paragraph-rsid="0039b487"/>
    </style:style>
    <style:style style:name="P44" style:family="paragraph" style:parent-style-name="Standard" style:list-style-name="L4">
      <style:text-properties fo:color="#000000" style:font-name="Nimbus Mono PS" fo:font-size="10pt" officeooo:rsid="006fa34f" officeooo:paragraph-rsid="006fa34f" style:font-size-asian="8.75pt" style:font-size-complex="10pt"/>
    </style:style>
    <style:style style:name="P45" style:family="paragraph" style:parent-style-name="Standard" style:list-style-name="L5">
      <style:text-properties fo:color="#000000" style:font-name="Nimbus Mono PS" fo:font-size="10pt" officeooo:rsid="006fa34f" officeooo:paragraph-rsid="007fd4e8" style:font-size-asian="8.75pt" style:font-size-complex="10pt"/>
    </style:style>
    <style:style style:name="P46" style:family="paragraph" style:parent-style-name="Standard" style:list-style-name="L5">
      <style:text-properties fo:color="#000000" style:font-name="Nimbus Mono PS" fo:font-size="10pt" officeooo:rsid="006fa34f" officeooo:paragraph-rsid="008175d2" style:font-size-asian="8.75pt" style:font-size-complex="10pt"/>
    </style:style>
    <style:style style:name="P47" style:family="paragraph" style:parent-style-name="Standard">
      <style:text-properties officeooo:paragraph-rsid="005ea928"/>
    </style:style>
    <style:style style:name="P48" style:family="paragraph" style:parent-style-name="Table_20_Contents">
      <style:text-properties style:font-name="FreeSans" fo:font-size="12pt" officeooo:rsid="002be3c9" officeooo:paragraph-rsid="002be3c9" style:font-size-asian="12pt" style:font-size-complex="12pt"/>
    </style:style>
    <style:style style:name="P49" style:family="paragraph" style:parent-style-name="Table_20_Contents">
      <style:text-properties style:font-name="FreeSans" fo:font-size="12pt" officeooo:rsid="005658df" officeooo:paragraph-rsid="005658df" style:font-size-asian="12pt" style:font-size-complex="12pt"/>
    </style:style>
    <style:style style:name="P50" style:family="paragraph" style:parent-style-name="Table_20_Contents">
      <style:text-properties style:font-name="FreeSans" officeooo:rsid="00497674" officeooo:paragraph-rsid="005ea928"/>
    </style:style>
    <style:style style:name="P51" style:family="paragraph" style:parent-style-name="Table_20_Contents">
      <style:text-properties style:font-name="FreeSans" officeooo:rsid="002fc9d2" officeooo:paragraph-rsid="005810ac"/>
    </style:style>
    <style:style style:name="P52" style:family="paragraph" style:parent-style-name="Table_20_Contents">
      <style:text-properties style:font-name="FreeSans" officeooo:rsid="003e45b9" officeooo:paragraph-rsid="0075a7b5"/>
    </style:style>
    <style:style style:name="P53" style:family="paragraph" style:parent-style-name="Table_20_Contents">
      <style:text-properties style:font-name="FreeSans" officeooo:rsid="003e45b9" officeooo:paragraph-rsid="008bb1d0"/>
    </style:style>
    <style:style style:name="P54" style:family="paragraph" style:parent-style-name="Table_20_Contents">
      <style:text-properties style:font-name="FreeSans" officeooo:rsid="005ff05a" officeooo:paragraph-rsid="005ff05a"/>
    </style:style>
    <style:style style:name="P55" style:family="paragraph" style:parent-style-name="Table_20_Contents">
      <style:text-properties style:font-name="FreeSans" officeooo:rsid="0061bb30" officeooo:paragraph-rsid="0061bb30"/>
    </style:style>
    <style:style style:name="P56" style:family="paragraph" style:parent-style-name="Table_20_Contents" style:list-style-name="L3">
      <style:text-properties style:font-name="FreeSans" officeooo:rsid="0061bb30" officeooo:paragraph-rsid="0061bb30"/>
    </style:style>
    <style:style style:name="P57" style:family="paragraph" style:parent-style-name="Table_20_Contents" style:list-style-name="L3">
      <style:text-properties style:font-name="FreeSans" officeooo:rsid="00632357" officeooo:paragraph-rsid="00632357"/>
    </style:style>
    <style:style style:name="P58" style:family="paragraph" style:parent-style-name="Table_20_Contents" style:list-style-name="L3">
      <style:text-properties style:font-name="FreeSans" officeooo:rsid="006404f3" officeooo:paragraph-rsid="006404f3"/>
    </style:style>
    <style:style style:name="P59" style:family="paragraph" style:parent-style-name="Table_20_Contents" style:list-style-name="L4">
      <style:text-properties style:font-name="FreeSans" officeooo:rsid="006404f3" officeooo:paragraph-rsid="006fa34f"/>
    </style:style>
    <style:style style:name="P60" style:family="paragraph" style:parent-style-name="Table_20_Contents" style:list-style-name="L5">
      <style:text-properties style:font-name="FreeSans" officeooo:rsid="006404f3" officeooo:paragraph-rsid="007fd4e8"/>
    </style:style>
    <style:style style:name="P61" style:family="paragraph" style:parent-style-name="Table_20_Contents">
      <style:text-properties style:font-name="FreeSans" officeooo:rsid="006c5a4a" officeooo:paragraph-rsid="006c5a4a"/>
    </style:style>
    <style:style style:name="P62" style:family="paragraph" style:parent-style-name="Table_20_Contents">
      <style:text-properties style:font-name="FreeSans" officeooo:rsid="006dcd42" officeooo:paragraph-rsid="006dcd42"/>
    </style:style>
    <style:style style:name="P63" style:family="paragraph" style:parent-style-name="Table_20_Contents" style:list-style-name="L4">
      <style:text-properties style:font-name="FreeSans" officeooo:rsid="006dcd42" officeooo:paragraph-rsid="006dcd42"/>
    </style:style>
    <style:style style:name="P64" style:family="paragraph" style:parent-style-name="Table_20_Contents" style:list-style-name="L4">
      <style:text-properties style:font-name="FreeSans" officeooo:rsid="006ec8ea" officeooo:paragraph-rsid="006ec8ea"/>
    </style:style>
    <style:style style:name="P65" style:family="paragraph" style:parent-style-name="Table_20_Contents" style:list-style-name="L5">
      <style:text-properties style:font-name="FreeSans" officeooo:rsid="007fd4e8" officeooo:paragraph-rsid="007fd4e8"/>
    </style:style>
    <style:style style:name="P66" style:family="paragraph" style:parent-style-name="Table_20_Contents" style:list-style-name="L5">
      <style:text-properties style:font-name="FreeSans" officeooo:rsid="00866548" officeooo:paragraph-rsid="00866548"/>
    </style:style>
    <style:style style:name="P67" style:family="paragraph" style:parent-style-name="Table_20_Contents">
      <style:text-properties officeooo:paragraph-rsid="001ab482"/>
    </style:style>
    <style:style style:name="P68" style:family="paragraph" style:parent-style-name="Table_20_Contents" style:list-style-name="L3">
      <style:text-properties style:font-name="Nimbus Mono PS" fo:font-size="10pt" officeooo:rsid="00632357" officeooo:paragraph-rsid="00632357" style:font-size-asian="10pt" style:font-size-complex="10pt"/>
    </style:style>
    <style:style style:name="P69" style:family="paragraph" style:parent-style-name="Table_20_Contents" style:list-style-name="L4">
      <style:text-properties style:font-name="Nimbus Mono PS" fo:font-size="10pt" officeooo:rsid="006fa34f" officeooo:paragraph-rsid="006fa34f" style:font-size-asian="8.75pt" style:font-size-complex="10pt"/>
    </style:style>
    <style:style style:name="P70" style:family="paragraph" style:parent-style-name="Table_20_Contents" style:list-style-name="L5">
      <style:text-properties style:font-name="Nimbus Mono PS" fo:font-size="10pt" officeooo:rsid="007c5d67" officeooo:paragraph-rsid="007c5d67" style:font-size-asian="8.75pt" style:font-size-complex="10pt"/>
    </style:style>
    <style:style style:name="P71" style:family="paragraph" style:parent-style-name="Table_20_Contents" style:list-style-name="L5">
      <style:text-properties style:font-name="Nimbus Mono PS" fo:font-size="10pt" officeooo:rsid="007c5d67" officeooo:paragraph-rsid="0082a504" style:font-size-asian="8.75pt" style:font-size-complex="10pt"/>
    </style:style>
    <style:style style:name="P72" style:family="paragraph" style:parent-style-name="Table_20_Contents">
      <style:text-properties officeooo:paragraph-rsid="006a8bce"/>
    </style:style>
    <style:style style:name="P73" style:family="paragraph" style:parent-style-name="Table_20_Contents" style:list-style-name="L4">
      <style:text-properties officeooo:paragraph-rsid="006fa34f"/>
    </style:style>
    <style:style style:name="P74" style:family="paragraph" style:parent-style-name="Table_20_Contents">
      <style:text-properties officeooo:paragraph-rsid="00411f83"/>
    </style:style>
    <style:style style:name="P75" style:family="paragraph" style:parent-style-name="Table_20_Contents">
      <style:text-properties officeooo:rsid="00770354" officeooo:paragraph-rsid="00770354"/>
    </style:style>
    <style:style style:name="P76" style:family="paragraph" style:parent-style-name="Table_20_Contents" style:list-style-name="L5">
      <style:text-properties officeooo:rsid="007b0624" officeooo:paragraph-rsid="007b0624"/>
    </style:style>
    <style:style style:name="P77" style:family="paragraph" style:parent-style-name="Table_20_Contents" style:list-style-name="L5">
      <style:text-properties officeooo:rsid="007c5d67" officeooo:paragraph-rsid="007c5d67"/>
    </style:style>
    <style:style style:name="P78" style:family="paragraph" style:parent-style-name="Table_20_Contents" style:list-style-name="L5">
      <style:text-properties officeooo:paragraph-rsid="007fd4e8"/>
    </style:style>
    <style:style style:name="P79" style:family="paragraph" style:parent-style-name="Table_20_Contents" style:list-style-name="L5">
      <style:text-properties officeooo:paragraph-rsid="008175d2"/>
    </style:style>
    <style:style style:name="P80" style:family="paragraph" style:parent-style-name="Table_20_Contents" style:list-style-name="L5">
      <style:text-properties officeooo:paragraph-rsid="0082a504"/>
    </style:style>
    <style:style style:name="P81" style:family="paragraph" style:parent-style-name="Table_20_Contents">
      <style:text-properties officeooo:paragraph-rsid="008d9a4e"/>
    </style:style>
    <style:style style:name="P82" style:family="paragraph" style:parent-style-name="Table_20_Contents">
      <style:text-properties officeooo:rsid="008ffa97" officeooo:paragraph-rsid="008ffa97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88319" style:font-weight-asian="normal" style:font-weight-complex="normal"/>
    </style:style>
    <style:style style:name="T3" style:family="text">
      <style:text-properties style:text-underline-style="none" fo:font-weight="normal" officeooo:rsid="00530f43" style:font-weight-asian="normal" style:font-weight-complex="normal"/>
    </style:style>
    <style:style style:name="T4" style:family="text">
      <style:text-properties style:text-underline-style="none" fo:font-weight="normal" officeooo:rsid="0054e28e" style:font-weight-asian="normal" style:font-weight-complex="normal"/>
    </style:style>
    <style:style style:name="T5" style:family="text">
      <style:text-properties style:font-name="FreeSans"/>
    </style:style>
    <style:style style:name="T6" style:family="text">
      <style:text-properties style:font-name="FreeSans" fo:font-size="12pt" officeooo:rsid="001fc809" style:font-size-asian="12pt" style:font-size-complex="12pt"/>
    </style:style>
    <style:style style:name="T7" style:family="text">
      <style:text-properties style:font-name="FreeSans" fo:font-size="12pt" officeooo:rsid="00227b6c" style:font-size-asian="12pt" style:font-size-complex="12pt"/>
    </style:style>
    <style:style style:name="T8" style:family="text">
      <style:text-properties style:font-name="FreeSans" fo:font-size="12pt" officeooo:rsid="00228c90" style:font-size-asian="12pt" style:font-size-complex="12pt"/>
    </style:style>
    <style:style style:name="T9" style:family="text">
      <style:text-properties style:font-name="FreeSans" fo:font-size="12pt" officeooo:rsid="001c1882" style:font-size-asian="12pt" style:font-size-complex="12pt"/>
    </style:style>
    <style:style style:name="T10" style:family="text">
      <style:text-properties style:font-name="FreeSans" fo:font-size="12pt" officeooo:rsid="0022dcee" style:font-size-asian="12pt" style:font-size-complex="12pt"/>
    </style:style>
    <style:style style:name="T11" style:family="text">
      <style:text-properties style:font-name="FreeSans" fo:font-size="12pt" officeooo:rsid="0029bc5e" style:font-size-asian="12pt" style:font-size-complex="12pt"/>
    </style:style>
    <style:style style:name="T12" style:family="text">
      <style:text-properties style:font-name="FreeSans" fo:font-size="12pt" officeooo:rsid="002abb4d" style:font-size-asian="12pt" style:font-size-complex="12pt"/>
    </style:style>
    <style:style style:name="T13" style:family="text">
      <style:text-properties style:font-name="FreeSans" fo:font-size="12pt" officeooo:rsid="001ab482" style:font-size-asian="12pt" style:font-size-complex="12pt"/>
    </style:style>
    <style:style style:name="T14" style:family="text">
      <style:text-properties style:font-name="FreeSans" fo:font-size="12pt" officeooo:rsid="005658df" style:font-size-asian="12pt" style:font-size-complex="12pt"/>
    </style:style>
    <style:style style:name="T15" style:family="text">
      <style:text-properties style:font-name="FreeSans" fo:font-size="12pt" style:text-underline-style="none" fo:font-weight="normal" officeooo:rsid="00173940" style:font-size-asian="10.5pt" style:font-weight-asian="normal" style:font-size-complex="12pt" style:font-weight-complex="normal"/>
    </style:style>
    <style:style style:name="T16" style:family="text">
      <style:text-properties style:font-name="FreeSans" fo:font-size="12pt" style:text-underline-style="none" fo:font-weight="normal" officeooo:rsid="003aea1a" style:font-size-asian="10.5pt" style:font-weight-asian="normal" style:font-size-complex="12pt" style:font-weight-complex="normal"/>
    </style:style>
    <style:style style:name="T17" style:family="text">
      <style:text-properties style:font-name="FreeSans" fo:font-size="12pt" style:text-underline-style="none" fo:font-weight="normal" officeooo:rsid="0027af0b" style:font-size-asian="10.5pt" style:font-weight-asian="normal" style:font-size-complex="12pt" style:font-weight-complex="normal"/>
    </style:style>
    <style:style style:name="T18" style:family="text">
      <style:text-properties style:font-name="FreeSans" fo:font-size="12pt" style:text-underline-style="none" fo:font-weight="normal" officeooo:rsid="005ea928" style:font-size-asian="10.5pt" style:font-weight-asian="normal" style:font-size-complex="12pt" style:font-weight-complex="normal"/>
    </style:style>
    <style:style style:name="T19" style:family="text">
      <style:text-properties style:font-name="FreeSans" fo:font-size="12pt" style:text-underline-style="none" fo:font-weight="normal" officeooo:rsid="0087d40d" style:font-size-asian="10.5pt" style:font-weight-asian="normal" style:font-size-complex="12pt" style:font-weight-complex="normal"/>
    </style:style>
    <style:style style:name="T20" style:family="text">
      <style:text-properties style:font-name="FreeSans" fo:font-size="12pt" fo:font-weight="normal" officeooo:rsid="003851d1" style:font-size-asian="10.5pt" style:font-weight-asian="normal" style:font-size-complex="12pt" style:font-weight-complex="normal"/>
    </style:style>
    <style:style style:name="T21" style:family="text">
      <style:text-properties style:font-name="FreeSans" officeooo:rsid="00411f83"/>
    </style:style>
    <style:style style:name="T22" style:family="text">
      <style:text-properties style:font-name="FreeSans" officeooo:rsid="00497674"/>
    </style:style>
    <style:style style:name="T23" style:family="text">
      <style:text-properties style:font-name="FreeSans" officeooo:rsid="006a8bce"/>
    </style:style>
    <style:style style:name="T24" style:family="text">
      <style:text-properties style:font-name="FreeSans" fo:font-size="7pt" officeooo:rsid="005f9eb9" style:font-size-asian="7pt" style:font-size-complex="7pt"/>
    </style:style>
    <style:style style:name="T25" style:family="text">
      <style:text-properties style:font-name="FreeSans" officeooo:rsid="006fa34f"/>
    </style:style>
    <style:style style:name="T26" style:family="text">
      <style:text-properties style:font-name="FreeSans" officeooo:rsid="00710dcd"/>
    </style:style>
    <style:style style:name="T27" style:family="text">
      <style:text-properties style:font-name="FreeSans" officeooo:rsid="007012bc"/>
    </style:style>
    <style:style style:name="T28" style:family="text">
      <style:text-properties style:font-name="FreeSans" officeooo:rsid="0073b797"/>
    </style:style>
    <style:style style:name="T29" style:family="text">
      <style:text-properties style:font-name="FreeSans" fo:font-weight="bold" officeooo:rsid="0073b797" style:font-weight-asian="bold" style:font-weight-complex="bold"/>
    </style:style>
    <style:style style:name="T30" style:family="text">
      <style:text-properties style:font-name="FreeSans" fo:font-weight="bold" officeooo:rsid="008d9a4e" style:font-weight-asian="bold" style:font-weight-complex="bold"/>
    </style:style>
    <style:style style:name="T31" style:family="text">
      <style:text-properties style:font-name="FreeSans" officeooo:rsid="00770354"/>
    </style:style>
    <style:style style:name="T32" style:family="text">
      <style:text-properties style:font-name="FreeSans" officeooo:rsid="008175d2"/>
    </style:style>
    <style:style style:name="T33" style:family="text">
      <style:text-properties style:font-name="FreeSans" officeooo:rsid="00849d36"/>
    </style:style>
    <style:style style:name="T34" style:family="text">
      <style:text-properties style:font-name="FreeSans" officeooo:rsid="007c5d67"/>
    </style:style>
    <style:style style:name="T35" style:family="text">
      <style:text-properties style:font-name="FreeSans" officeooo:rsid="008d9a4e"/>
    </style:style>
    <style:style style:name="T36" style:family="text">
      <style:text-properties style:font-name="FreeSans" officeooo:rsid="008e06ab"/>
    </style:style>
    <style:style style:name="T37" style:family="text">
      <style:text-properties officeooo:rsid="0022dcee"/>
    </style:style>
    <style:style style:name="T38" style:family="text">
      <style:text-properties officeooo:rsid="002fc9d2"/>
    </style:style>
    <style:style style:name="T39" style:family="text">
      <style:text-properties officeooo:rsid="00318965"/>
    </style:style>
    <style:style style:name="T40" style:family="text">
      <style:text-properties style:font-name="Nimbus Mono PS" fo:font-size="10pt" style:text-underline-style="none" fo:font-weight="normal" officeooo:rsid="000dab62" style:font-size-asian="8.75pt" style:font-weight-asian="normal" style:font-size-complex="10pt" style:font-weight-complex="normal"/>
    </style:style>
    <style:style style:name="T41" style:family="text">
      <style:text-properties style:font-name="Nimbus Mono PS" fo:font-size="10pt" style:text-underline-style="none" fo:font-weight="normal" officeooo:rsid="00505f49" style:font-size-asian="8.75pt" style:font-weight-asian="normal" style:font-size-complex="10pt" style:font-weight-complex="normal"/>
    </style:style>
    <style:style style:name="T42" style:family="text">
      <style:text-properties officeooo:rsid="00524a82"/>
    </style:style>
    <style:style style:name="T43" style:family="text">
      <style:text-properties officeooo:rsid="005810ac"/>
    </style:style>
    <style:style style:name="T44" style:family="text">
      <style:text-properties fo:font-size="7pt" officeooo:rsid="005f9eb9" style:font-size-asian="7pt" style:font-size-complex="7pt"/>
    </style:style>
    <style:style style:name="T45" style:family="text">
      <style:text-properties officeooo:rsid="0061174a"/>
    </style:style>
    <style:style style:name="T46" style:family="text">
      <style:text-properties officeooo:rsid="0065a9de"/>
    </style:style>
    <style:style style:name="T47" style:family="text">
      <style:text-properties officeooo:rsid="00497674"/>
    </style:style>
    <style:style style:name="T48" style:family="text">
      <style:text-properties officeooo:rsid="006ec8ea"/>
    </style:style>
    <style:style style:name="T49" style:family="text">
      <style:text-properties officeooo:rsid="006fa34f"/>
    </style:style>
    <style:style style:name="T50" style:family="text">
      <style:text-properties fo:font-style="normal" fo:font-weight="normal" style:font-size-asian="10pt" style:font-style-asian="normal" style:font-weight-asian="normal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61174a" style:font-weight-asian="bold" style:font-weight-complex="bold"/>
    </style:style>
    <style:style style:name="T53" style:family="text">
      <style:text-properties officeooo:rsid="007e461e"/>
    </style:style>
    <style:style style:name="T54" style:family="text">
      <style:text-properties officeooo:rsid="0082a504"/>
    </style:style>
    <style:style style:name="T55" style:family="text">
      <style:text-properties officeooo:rsid="008d9a4e"/>
    </style:style>
    <style:style style:name="T56" style:family="text">
      <style:text-properties style:font-name="FreeSans"/>
    </style:style>
    <style:style style:name="T57" style:family="text">
      <style:text-properties style:font-name="FreeSans" officeooo:rsid="008d9a4e"/>
    </style:style>
    <style:style style:name="T58" style:family="text">
      <style:text-properties style:font-name="FreeSans" fo:font-weight="bold" officeooo:rsid="008d9a4e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tion Pair – 2023 Standard</text:p>
      <text:p text:style-name="P22"/>
      <text:p text:style-name="P23">Proposal</text:p>
      <text:p text:style-name="P26"/>
      <text:p text:style-name="P26">This file describes the standard for a “Section Pair” file. The purpose of such a file is to persist key-value like information and logically combine <text:span text:style-name="T42">and provide</text:span> those <text:span text:style-name="T42">within</text:span> sections.</text:p>
      <text:p text:style-name="P26"/>
      <text:p text:style-name="P25"><text:span text:style-name="T1">For the time of this writing no satisfying open-source libraries exist providing such functionalities </text:span><text:span text:style-name="T3">with a similar standard</text:span><text:span text:style-name="T1"> and simultaneously </text:span><text:span text:style-name="T2">come with a compliance-friendly license, </text:span><text:span text:style-name="T4">as well as in form of a qualitative code basis</text:span><text:span text:style-name="T2">.</text:span></text:p>
      <text:p text:style-name="P27"/>
      <text:p text:style-name="P2"><text:span text:style-name="T2">T</text:span><text:span text:style-name="T1">he proposal would be to add a parser and required models to “ls-std-io” module of “Lynar Studios – C++ - Standard Library”.</text:span></text:p>
      <text:p text:style-name="P28"/>
      <text:p text:style-name="P24">Section Pair File</text:p>
      <text:p text:style-name="P29"/>
      <text:p text:style-name="P29">A section pair file is a simple text file with a file extension either being “.sp” or “.txt”. The following listing is an example of such a file:</text:p>
      <text:p text:style-name="P29"/>
      <text:p text:style-name="P42"><text:span text:style-name="T40"># </text:span><text:span text:style-name="T41">section-pair document</text:span></text:p>
      <text:p text:style-name="P39"/>
      <text:p text:style-name="P39">[general]</text:p>
      <text:p text:style-name="P39"/>
      <text:p text:style-name="P39">name=Tom</text:p>
      <text:p text:style-name="P39">age=33</text:p>
      <text:p text:style-name="P39">birthday=1990.01.25</text:p>
      <text:p text:style-name="P39"/>
      <text:p text:style-name="P39">[about]</text:p>
      <text:p text:style-name="P39"/>
      <text:p text:style-name="P40">star-sign=cancer</text:p>
      <text:p text:style-name="P40">favorite-color=blue</text:p>
      <text:p text:style-name="P41">hobbies:</text:p>
      <text:p text:style-name="P41"><text:s text:c="2"/>Netflix</text:p>
      <text:p text:style-name="P41"><text:s text:c="2"/>Gaming</text:p>
      <text:p text:style-name="P30">____________________________________________________________</text:p>
      <text:p text:style-name="P31">listing 1.1</text:p>
      <text:p text:style-name="P3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"><text:soft-page-break/><text:span text:style-name="T15">The following </text:span><text:span text:style-name="T16">table</text:span><text:span text:style-name="T15"> </text:span><text:span text:style-name="T16">shows some explanations in regards to</text:span><text:span text:style-name="T15"> the various areas of “listing 1.1”:</text:span></text:p>
      <text:p text:style-name="P34"/>
      <table:table table:name="Table1" table:style-name="Table1">
        <table:table-column table:style-name="Table1.A"/>
        <table:table-column table:style-name="Table1.B"/>
        <table:table-row table:style-name="TableLine94618549744432">
          <table:table-cell table:style-name="Table1.A1" office:value-type="string">
            <text:p text:style-name="P5">Line</text:p>
          </table:table-cell>
          <table:table-cell table:style-name="Table1.A1" office:value-type="string">
            <text:p text:style-name="P5">Explanation</text:p>
          </table:table-cell>
        </table:table-row>
        <table:table-row table:style-name="TableLine94618549797824">
          <table:table-cell table:style-name="Table1.A1" office:value-type="string">
            <text:p text:style-name="P67"><text:span text:style-name="T13"># </text:span><text:span text:style-name="T14">section-pair document</text:span></text:p>
          </table:table-cell>
          <table:table-cell table:style-name="Table1.A1" office:value-type="string">
            <text:p text:style-name="P49">this is the mandatory opening tag for a section pair file</text:p>
          </table:table-cell>
        </table:table-row>
        <table:table-row table:style-name="TableLine94618549847312">
          <table:table-cell table:style-name="Table1.A1" office:value-type="string">
            <text:p text:style-name="P6">[general]</text:p>
          </table:table-cell>
          <table:table-cell table:style-name="Table1.A1" office:value-type="string">
            <text:p text:style-name="P6">this is a section with the id “general” – every pair defined within this section is associated to it</text:p>
          </table:table-cell>
        </table:table-row>
        <table:table-row table:style-name="TableLine94618549661536">
          <table:table-cell table:style-name="Table1.A1" office:value-type="string">
            <text:p text:style-name="P8">name=Tom</text:p>
          </table:table-cell>
          <table:table-cell table:style-name="Table1.A1" office:value-type="string">
            <text:p text:style-name="P9">this is a pair, where “name” is the key within the section “general” and value is “Tom”</text:p>
          </table:table-cell>
        </table:table-row>
        <table:table-row table:style-name="TableLine94618549665584">
          <table:table-cell table:style-name="Table1.A1" office:value-type="string">
            <text:p text:style-name="P10">age=33</text:p>
          </table:table-cell>
          <table:table-cell table:style-name="Table1.A1" office:value-type="string">
            <text:p text:style-name="P17"><text:span text:style-name="T6">this is a pair, where “</text:span><text:span text:style-name="T7">age</text:span><text:span text:style-name="T6">” is the key within the section “general” and value is “</text:span><text:span text:style-name="T7">33</text:span><text:span text:style-name="T6">”</text:span></text:p>
          </table:table-cell>
        </table:table-row>
        <table:table-row table:style-name="TableLine94618549670608">
          <table:table-cell table:style-name="Table1.A1" office:value-type="string">
            <text:p text:style-name="P11">birthday=1990.01.25</text:p>
          </table:table-cell>
          <table:table-cell table:style-name="Table1.A1" office:value-type="string">
            <text:p text:style-name="P18"><text:span text:style-name="T6">this is a pair, where “</text:span><text:span text:style-name="T8">birthday</text:span><text:span text:style-name="T6">” is the key within the section “general” and value is “</text:span><text:span text:style-name="T8">1990.01.25</text:span><text:span text:style-name="T6">”</text:span></text:p>
          </table:table-cell>
        </table:table-row>
        <table:table-row table:style-name="TableLine94618549678176">
          <table:table-cell table:style-name="Table1.A1" office:value-type="string">
            <text:p text:style-name="P19"><text:span text:style-name="T9">[</text:span><text:span text:style-name="T10">about</text:span><text:span text:style-name="T9">]</text:span></text:p>
          </table:table-cell>
          <table:table-cell table:style-name="Table1.A1" office:value-type="string">
            <text:p text:style-name="P7">this is a section with the id “<text:span text:style-name="T37">about</text:span>” – every pair defined within this section is associated to it</text:p>
          </table:table-cell>
        </table:table-row>
        <table:table-row table:style-name="TableLine94618549689968">
          <table:table-cell table:style-name="Table1.A1" office:value-type="string">
            <text:p text:style-name="P12">star-sign=cancer </text:p>
          </table:table-cell>
          <table:table-cell table:style-name="Table1.A1" office:value-type="string">
            <text:p text:style-name="P20"><text:span text:style-name="T6">this is a pair, where “</text:span><text:span text:style-name="T11">star-sign</text:span><text:span text:style-name="T6">” is the key within the section “</text:span><text:span text:style-name="T11">about</text:span><text:span text:style-name="T6">” and value is “</text:span><text:span text:style-name="T11">cancer</text:span><text:span text:style-name="T6">”</text:span></text:p>
          </table:table-cell>
        </table:table-row>
        <table:table-row table:style-name="TableLine94618549697056">
          <table:table-cell table:style-name="Table1.A1" office:value-type="string">
            <text:p text:style-name="P13">favorite-color=blue</text:p>
          </table:table-cell>
          <table:table-cell table:style-name="Table1.A1" office:value-type="string">
            <text:p text:style-name="P21"><text:span text:style-name="T6">this is a pair, where “</text:span><text:span text:style-name="T12">favorite-color</text:span><text:span text:style-name="T6">” is the key within the section “</text:span><text:span text:style-name="T11">about</text:span><text:span text:style-name="T6">” and value is “</text:span><text:span text:style-name="T12">blue</text:span><text:span text:style-name="T6">”</text:span></text:p>
          </table:table-cell>
        </table:table-row>
        <table:table-row table:style-name="TableLine94618549699936">
          <table:table-cell table:style-name="Table1.A1" office:value-type="string">
            <text:p text:style-name="P48">hobbies:</text:p>
          </table:table-cell>
          <table:table-cell table:style-name="Table1.A1" office:value-type="string">
            <text:p text:style-name="P14">this is a pair, where “hobbies” is the key within the section “about” and value is a list </text:p>
          </table:table-cell>
        </table:table-row>
        <table:table-row table:style-name="TableLine94618549705696">
          <table:table-cell table:style-name="Table1.A1" office:value-type="string">
            <text:p text:style-name="P3"><text:span text:style-name="T38"><text:s text:c="2"/>Netflix</text:span></text:p>
          </table:table-cell>
          <table:table-cell table:style-name="Table1.A1" office:value-type="string">
            <text:p text:style-name="P15">this is an element within the list of key “hobbies” – <text:span text:style-name="T43">note, that this value needs to have two leading spaces</text:span></text:p>
          </table:table-cell>
        </table:table-row>
        <table:table-row table:style-name="TableLine94618549718640">
          <table:table-cell table:style-name="Table1.A1" office:value-type="string">
            <text:p text:style-name="P3"><text:span text:style-name="T39"><text:s text:c="2"/>Gaming</text:span></text:p>
          </table:table-cell>
          <table:table-cell table:style-name="Table1.A1" office:value-type="string">
            <text:p text:style-name="P51">this is an element within the list of key “hobbies” – <text:span text:style-name="T43">note, that this value needs to have two leading spaces</text:span></text:p>
          </table:table-cell>
        </table:table-row>
      </table:table>
      <text:p text:style-name="P34"/>
      <text:p text:style-name="P35"/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38"/>
      <text:p text:style-name="P38"/>
      <text:p text:style-name="P38"><text:soft-page-break/>Structure</text:p>
      <text:p text:style-name="P36"/>
      <text:p text:style-name="P47"><text:span text:style-name="T18">The following table </text:span><text:span text:style-name="T19">shows an excerpt</text:span><text:span text:style-name="T18"> </text:span><text:span text:style-name="T19">of section pair based classes</text:span><text:span text:style-name="T18"> </text:span><text:span text:style-name="T19">to illustrate the basis structure of a section pair file:</text:span></text:p>
      <text:p text:style-name="P36"/>
      <table:table table:name="Table2" table:style-name="Table2">
        <table:table-column table:style-name="Table2.A"/>
        <table:table-column table:style-name="Table2.B"/>
        <table:table-row table:style-name="TableLine94618549849248">
          <table:table-cell table:style-name="Table2.A1" office:value-type="string">
            <text:p text:style-name="P16">Model Name</text:p>
          </table:table-cell>
          <table:table-cell table:style-name="Table2.A1" office:value-type="string">
            <text:p text:style-name="P16">Description</text:p>
          </table:table-cell>
        </table:table-row>
        <table:table-row table:style-name="TableLine94618549858496">
          <table:table-cell table:style-name="Table2.A1" office:value-type="string">
            <text:p text:style-name="P50">SectionPairDocument <text:span text:style-name="T44">(class)</text:span></text:p>
          </table:table-cell>
          <table:table-cell table:style-name="Table2.A1" office:value-type="string">
            <text:p text:style-name="P54">this model class represents a whole section pair file (like in listing 1.1) – <text:span text:style-name="T45">it contains a list of </text:span><text:span text:style-name="T52">SectionPairSection</text:span><text:span text:style-name="T45"> instances</text:span></text:p>
            <text:p text:style-name="P54"/>
            <text:p text:style-name="P55">rules:</text:p>
            <text:list xml:id="list1487453468" text:style-name="L3">
              <text:list-item>
                <text:p text:style-name="P57">a document needs to have a document tag with the following format <text:span text:style-name="T48">at the beginning</text:span>: </text:p>
                <text:list>
                  <text:list-item>
                    <text:p text:style-name="P68"># section-pair document{LINE_BREAK}</text:p>
                  </text:list-item>
                </text:list>
              </text:list-item>
              <text:list-item>
                <text:p text:style-name="P58">{LINE_BREAK} is representative for either \n (U<text:span text:style-name="T46">NIX</text:span>) or \r\n (Windows)</text:p>
              </text:list-item>
              <text:list-item>
                <text:p text:style-name="P56">a document must contain at least one section</text:p>
              </text:list-item>
            </text:list>
          </table:table-cell>
        </table:table-row>
        <table:table-row table:style-name="TableLine94618549858496">
          <table:table-cell table:style-name="Table2.A1" office:value-type="string">
            <text:p text:style-name="P72"><text:span text:style-name="T22">SectionPair</text:span><text:span text:style-name="T23">Section</text:span><text:span text:style-name="T22"> </text:span><text:span text:style-name="T24">(class)</text:span></text:p>
          </table:table-cell>
          <table:table-cell table:style-name="Table2.A1" office:value-type="string">
            <text:p text:style-name="P61">this model class represents a section within a section pair file (like “[general]” in listing 1.1) – it contains a list of <text:span text:style-name="T51">SectionPairRow</text:span></text:p>
            <text:p text:style-name="P61"/>
            <text:p text:style-name="P62">rules:</text:p>
            <text:list xml:id="list4182448914" text:style-name="L4">
              <text:list-item>
                <text:p text:style-name="P64">a section needs to have <text:span text:style-name="T49">section tag declaration in the following format:</text:span></text:p>
                <text:list>
                  <text:list-item>
                    <text:p text:style-name="P69">{LINE_BREAK}[{ID}]{LINE_BREAK}{LINE_BREAK}</text:p>
                  </text:list-item>
                </text:list>
              </text:list-item>
              <text:list-item>
                <text:p text:style-name="P59">{LINE_BREAK} is representative for either \n (U<text:span text:style-name="T46">NIX</text:span>) or \r\n (Windows)</text:p>
              </text:list-item>
              <text:list-item>
                <text:p text:style-name="P73"><text:span text:style-name="T25">{ID} </text:span><text:span text:style-name="T26">must</text:span><text:span text:style-name="T25"> </text:span><text:span text:style-name="T26">have</text:span><text:span text:style-name="T25"> the following </text:span><text:span text:style-name="T26">format</text:span><text:span text:style-name="T25"> </text:span><text:span text:style-name="T27">(regular expression)</text:span><text:span text:style-name="T25">:</text:span></text:p>
                <text:list>
                  <text:list-item>
                    <text:p text:style-name="P44"><text:span text:style-name="T50">[a-z]([a-z0-9-]){1,31}</text:span></text:p>
                  </text:list-item>
                </text:list>
              </text:list-item>
              <text:list-item>
                <text:p text:style-name="P63">a section must contain at least one row</text:p>
              </text:list-item>
            </text:list>
          </table:table-cell>
        </table:table-row>
        <table:table-row table:style-name="TableLine94618549858496">
          <table:table-cell table:style-name="Table2.A1" office:value-type="string">
            <text:p text:style-name="P52">SectionPairRow<text:span text:style-name="T47"> </text:span><text:span text:style-name="T44">(class)</text:span></text:p>
          </table:table-cell>
          <table:table-cell table:style-name="Table2.A1" office:value-type="string">
            <text:p text:style-name="P74"><text:span text:style-name="T21">this </text:span><text:span text:style-name="T28">model class represents a row within a </text:span><text:span text:style-name="T29">SectionPairSection</text:span><text:span text:style-name="T28"> (like “name=Tom” </text:span><text:span text:style-name="T31">inside “general” section </text:span><text:span text:style-name="T28">in listing 1.1) – </text:span><text:span text:style-name="T35">it contains a</text:span><text:span text:style-name="T36">n instance</text:span><text:span text:style-name="T35"> of </text:span><text:span text:style-name="T30">SectionPairRowValue</text:span></text:p>
            <text:p text:style-name="P74"><text:span text:style-name="T28"/></text:p>
            <text:p text:style-name="P75"><text:span text:style-name="T28">r</text:span><text:span text:style-name="T5">ules:</text:span></text:p>
            <text:list xml:id="list2910060131" text:style-name="L5">
              <text:list-item>
                <text:p text:style-name="P76"><text:span text:style-name="T5">each row must be of either type “list value” or “single value”</text:span></text:p>
              </text:list-item>
              <text:list-item>
                <text:p text:style-name="P77"><text:span text:style-name="T5">a “single value” </text:span><text:span text:style-name="T33">row</text:span><text:span text:style-name="T5"> must have the following format:</text:span></text:p>
                <text:list>
                  <text:list-item>
                    <text:p text:style-name="P70">{ID}={VALUE}<text:span text:style-name="T53">{LINE_BREAK}</text:span></text:p>
                  </text:list-item>
                </text:list>
              </text:list-item>
              <text:list-item>
                <text:p text:style-name="P80"><text:span text:style-name="T34">a “</text:span><text:span text:style-name="T33">list</text:span><text:span text:style-name="T34"> value” </text:span><text:span text:style-name="T33">row</text:span><text:span text:style-name="T34"> must have the following format:</text:span></text:p>
                <text:list>
                  <text:list-item>
                    <text:p text:style-name="P71">{ID}:<text:span text:style-name="T53">{LINE_BREAK} <text:s/></text:span><text:span text:style-name="T54">{VALUE}{LINE_BREAK} ...</text:span></text:p>
                  </text:list-item>
                </text:list>
              </text:list-item>
              <text:list-item>
                <text:p text:style-name="P60">{LINE_BREAK} is representative for either \n (U<text:span text:style-name="T46">NIX</text:span>) or \r\n (Windows)</text:p>
              </text:list-item>
              <text:list-item>
                <text:p text:style-name="P78"><text:span text:style-name="T25">{ID} </text:span><text:span text:style-name="T26">must</text:span><text:span text:style-name="T25"> </text:span><text:span text:style-name="T26">have</text:span><text:span text:style-name="T25"> the following </text:span><text:span text:style-name="T26">format</text:span><text:span text:style-name="T25"> </text:span><text:span text:style-name="T27">(regular expression)</text:span><text:span text:style-name="T25">:</text:span></text:p>
                <text:list>
                  <text:list-item>
                    <text:p text:style-name="P45"><text:span text:style-name="T50">[a-z]([a-z0-9-]){1,31}</text:span></text:p>
                  </text:list-item>
                </text:list>
                <text:p text:style-name="P79"><text:span text:style-name="T25"><text:line-break/><text:line-break/></text:span><text:soft-page-break/></text:p>
              </text:list-item>
              <text:list-item>
                <text:p text:style-name="P79"><text:span text:style-name="T25">{</text:span><text:span text:style-name="T32">VALUE</text:span><text:span text:style-name="T25">} </text:span><text:span text:style-name="T26">must</text:span><text:span text:style-name="T25"> </text:span><text:span text:style-name="T26">have</text:span><text:span text:style-name="T25"> the following </text:span><text:span text:style-name="T26">format</text:span><text:span text:style-name="T25"> </text:span><text:span text:style-name="T27">(regular expression)</text:span><text:span text:style-name="T25">:</text:span></text:p>
                <text:list>
                  <text:list-item>
                    <text:p text:style-name="P46"><text:span text:style-name="T50">[a-zA-Z0-9\-_#!?\[\]\{\}\(\)\$€§&lt;&gt;+:;., \*\/"]{1,32}</text:span></text:p>
                  </text:list-item>
                </text:list>
              </text:list-item>
              <text:list-item>
                <text:p text:style-name="P65">both, “single value” rows and “list value” rows must have at least one value assigned</text:p>
              </text:list-item>
              <text:list-item>
                <text:p text:style-name="P66">there is no logical limitation for value amounts for “list value” row</text:p>
              </text:list-item>
            </text:list>
          </table:table-cell>
        </table:table-row>
        <table:table-row table:style-name="TableLine94618549858496">
          <table:table-cell table:style-name="Table2.A1" office:value-type="string">
            <text:p text:style-name="P53">SectionPairRow<text:span text:style-name="T55">Value</text:span><text:span text:style-name="T47"> </text:span><text:span text:style-name="T44">(class)</text:span></text:p>
          </table:table-cell>
          <table:table-cell table:style-name="Table2.A1" office:value-type="string">
            <text:p text:style-name="P81"><text:span text:style-name="T35">this is an abstract class and represents either a “single value” row (</text:span><text:span text:style-name="T30">SectionPairRowSingleValue</text:span><text:span text:style-name="T35">) or a “list value” (</text:span><text:span text:style-name="T30">SectionPairRowListValue</text:span><text:span text:style-name="T35">)</text:span></text:p>
            <text:p text:style-name="P82"><text:span text:style-name="T35">t</text:span><text:span text:style-name="T5">hus, when using an instance of this class it should be down-casted two either one of those </text:span></text:p>
            <text:p text:style-name="P81"><text:span text:style-name="T35"/></text:p>
          </table:table-cell>
        </table:table-row>
      </table:table>
      <text:p text:style-name="P36"/>
      <text:p text:style-name="P37"/>
      <text:p text:style-name="P32"><text:span text:style-name="T1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Nimbus Mono PS" svg:font-family="'Nimbus Mono PS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8T05:46:54.319577013</meta:creation-date>
    <dc:date>2023-02-22T06:23:34.908079913</dc:date>
    <meta:editing-duration>PT4H23M57S</meta:editing-duration>
    <meta:editing-cycles>120</meta:editing-cycles>
    <meta:generator>LibreOffice/6.4.7.2$Linux_X86_64 LibreOffice_project/40$Build-2</meta:generator>
    <meta:document-statistic meta:table-count="2" meta:image-count="0" meta:object-count="0" meta:page-count="4" meta:paragraph-count="84" meta:word-count="683" meta:character-count="4344" meta:non-whitespace-character-count="3743"/>
  </office:meta>
</office:document-meta>
</file>